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00010000041D000001DB9FE9B9AC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83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title">
      <style:graphic-properties draw:auto-grow-height="true" fo:min-height="3.159cm" loext:decorative="false"/>
      <style:paragraph-properties style:writing-mode="lr-tb"/>
    </style:style>
    <style:style style:name="pr10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476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outline1" style:list-style-name="L4">
      <style:graphic-properties fo:min-height="14.15cm" loext:decorative="false"/>
      <style:paragraph-properties style:writing-mode="lr-tb"/>
    </style:style>
    <style:style style:name="pr15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.4cm"/>
    </style:style>
    <style:style style:name="P12" style:family="paragraph">
      <style:paragraph-properties fo:margin-top="0.2cm" fo:margin-bottom="0.2cm"/>
    </style:style>
    <style:style style:name="P13" style:family="paragraph">
      <style:paragraph-properties fo:margin-top="0.2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style:paragraph-properties fo:margin-left="0cm" fo:margin-right="0cm" fo:margin-top="0cm" fo:margin-bottom="0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top="0cm" fo:margin-bottom="0.5cm"/>
    </style:style>
    <style:style style:name="P19" style:family="paragraph">
      <loext:graphic-properties draw:fill="none"/>
      <style:paragraph-properties fo:text-align="start"/>
      <style:text-properties style:font-name="Liberation Mono" fo:font-size="1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cm" fo:margin-bottom="0.2cm" fo:text-indent="0cm"/>
    </style:style>
    <style:style style:name="P22" style:family="paragraph">
      <style:paragraph-properties fo:margin-left="0cm" fo:margin-right="0cm" fo:margin-top="0cm" fo:margin-bottom="0.5cm" fo:text-indent="0cm"/>
    </style:style>
    <style:style style:name="P23" style:family="paragraph">
      <style:paragraph-properties fo:margin-top="0.4cm" fo:margin-bottom="0.2cm"/>
    </style:style>
    <style:style style:name="P24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fo:font-size="14pt" style:font-size-asian="14pt" style:font-size-complex="14pt"/>
    </style:style>
    <style:style style:name="P25" style:family="paragraph">
      <style:text-properties fo:color="#000000" loext:opacity="100%"/>
    </style:style>
    <style:style style:name="P26" style:family="paragraph">
      <style:paragraph-properties fo:margin-top="0.4cm" fo:margin-bottom="0.8cm" loext:tab-stop-distance="0cm">
        <style:tab-stops>
          <style:tab-stop style:position="11.889cm"/>
          <style:tab-stop style:position="19.998cm"/>
        </style:tab-stops>
      </style:paragraph-properties>
    </style:style>
    <style:style style:name="P27" style:family="paragraph">
      <style:paragraph-properties fo:margin-top="0.4cm" fo:margin-bottom="0.4cm" loext:tab-stop-distance="0cm">
        <style:tab-stops>
          <style:tab-stop style:position="11.889cm"/>
          <style:tab-stop style:position="19.998cm"/>
        </style:tab-stops>
      </style:paragraph-properties>
    </style:style>
    <style:style style:name="P28" style:family="paragraph">
      <style:paragraph-properties loext:tab-stop-distance="0cm">
        <style:tab-stops>
          <style:tab-stop style:position="11.889cm"/>
          <style:tab-stop style:position="19.998cm"/>
        </style:tab-stops>
      </style:paragraph-properties>
      <style:text-properties fo:color="#000000" loext:opacity="100%" fo:font-size="28pt" style:font-size-asian="28pt" style:font-size-complex="28pt"/>
    </style:style>
    <style:style style:name="P29" style:family="paragraph">
      <style:paragraph-properties fo:margin-left="0cm" fo:margin-right="0cm" fo:margin-top="0cm" fo:margin-bottom="0.1cm" fo:text-indent="-0.6cm"/>
    </style:style>
    <style:style style:name="P30" style:family="paragraph">
      <style:paragraph-properties fo:margin-left="0.1cm" fo:margin-right="0cm" fo:margin-top="0cm" fo:margin-bottom="0.1cm" fo:text-indent="0.2cm"/>
    </style:style>
    <style:style style:name="P31" style:family="paragraph">
      <style:paragraph-properties fo:margin-left="0.1cm" fo:margin-right="0cm" fo:margin-top="0cm" fo:margin-bottom="0.2cm" fo:text-indent="0.2cm"/>
    </style:style>
    <style:style style:name="P32" style:family="paragraph">
      <style:paragraph-properties fo:margin-left="0.1cm" fo:margin-right="0cm" fo:margin-top="0cm" fo:margin-bottom="0cm" fo:text-indent="0cm"/>
    </style:style>
    <style:style style:name="P33" style:family="paragraph">
      <loext:graphic-properties draw:fill-color="#ffffff"/>
    </style:style>
    <style:style style:name="P34" style:family="paragraph">
      <style:paragraph-properties fo:margin-top="0cm" fo:margin-bottom="0.3cm"/>
    </style:style>
    <style:style style:name="P35" style:family="paragraph">
      <style:text-properties fo:color="#000000" loext:opacity="100%" fo:font-size="26pt" style:font-size-asian="26pt" style:font-size-complex="26pt"/>
    </style:style>
    <style:style style:name="P36" style:family="paragraph">
      <loext:graphic-properties draw:fill-color="#999999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margin-left="0cm" fo:margin-right="0cm" fo:margin-top="0cm" fo:margin-bottom="0cm" fo:text-indent="0cm"/>
    </style:style>
    <style:style style:name="P39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Mono2" fo:font-size="14pt" style:font-size-asian="14pt" style:font-size-complex="14pt"/>
    </style:style>
    <style:style style:name="P40" style:family="paragraph">
      <style:paragraph-properties fo:margin-top="0cm" fo:margin-bottom="0.2cm"/>
      <style:text-properties fo:color="#800000" loext:opacity="100%" fo:font-size="26pt" style:font-size-asian="26pt" style:font-size-complex="26pt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6" style:family="text">
      <style:text-properties style:font-name="Liberation Mono" fo:font-size="18pt"/>
    </style:style>
    <style:style style:name="T17" style:family="text">
      <style:text-properties fo:font-size="44pt" fo:language="ru" fo:country="RU" style:font-size-asian="44pt" style:font-size-complex="44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fo:font-size="14pt" fo:language="ru" fo:country="RU" style:font-size-asian="14pt" style:font-size-complex="1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000000" loext:opacity="100%" fo:language="ru" fo:country="RU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fo:font-size="24pt" fo:language="ru" fo:country="RU" style:font-size-asian="24pt" style:font-size-complex="24pt"/>
    </style:style>
    <style:style style:name="T26" style:family="text">
      <style:text-properties fo:color="#000000" loext:opacity="100%" fo:font-size="26pt" fo:language="ru" fo:country="RU" style:font-size-asian="26pt" style:font-size-complex="26pt"/>
    </style:style>
    <style:style style:name="T27" style:family="text">
      <style:text-properties fo:color="#000000" loext:opacity="100%" fo:font-size="6pt" fo:language="ru" fo:country="RU" style:font-size-asian="6pt" style:font-size-complex="6pt"/>
    </style:style>
    <style:style style:name="T28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29" style:family="text">
      <style:text-properties fo:color="#000000" loext:opacity="100%" style:font-name="Liberation Sans" fo:font-size="14pt" fo:language="ru" fo:country="RU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Внешние данные</text:span><text:span text:style-name="T2"><text:line-break/></text:span><text:span text:style-name="T2">Обзор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Назначение оберток сторонних данных</text:span></text:p>
              </text:list-item>
              <text:list-item>
                <text:p><text:span text:style-name="T11">Настройка доступа к внешним данным</text:span></text:p>
              </text:list-item>
              <text:list-item>
                <text:p><text:span text:style-name="T11">Примеры: postgres_fdw и file_fdw</text:span></text:p>
              </text:list-item>
              <text:list-item>
                <text:p><text:span text:style-name="T11">Другие доступные оберт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Назначение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1"><text:span text:style-name="T11">Представление внешних данных как обычных таблиц</text:span></text:p>
                <text:list>
                  <text:list-item>
                    <text:p text:style-name="P12"><text:span text:style-name="T12">стандарт ISO/IEC 9075-9 (SQL/MED)</text:span></text:p>
                  </text:list-item>
                  <text:list-item>
                    <text:p text:style-name="P12"><text:span text:style-name="T12">поддерживаются </text:span><text:span text:style-name="T12"><text:line-break/></text:span><text:span text:style-name="T12">SELECT, INSERT, UPDATE, DELETE, TRUNCATE, COPY</text:span></text:p>
                  </text:list-item>
                  <text:list-item>
                    <text:p text:style-name="P12"><text:span text:style-name="T12">триггеры</text:span></text:p>
                  </text:list-item>
                  <text:list-item>
                    <text:p text:style-name="P13"><text:span text:style-name="T12">обычное разграничение доступа (GRANT, REVOKE)</text:span></text:p>
                  </text:list-item>
                </text:list>
              </text:list-item>
              <text:list-item>
                <text:p text:style-name="P11"><text:span text:style-name="T11">Способ миграции данных из других СУБД</text:span></text:p>
              </text:list-item>
              <text:list-item>
                <text:p text:style-name="P11"><text:span text:style-name="T11">Механизм для шардинга</text:span></text:p>
                <text:list>
                  <text:list-item>
                    <text:p text:style-name="P12"><text:span text:style-name="T12">вместе с секционированием: Postgres Pro Shardm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5.831cm" svg:x="2.1cm" svg:y="14.107cm" presentation:class="notes" presentation:user-transformed="true">
            <draw:text-box>
              <text:p text:style-name="P14"><text:span text:style-name="T6">В стандарте ISO/IEC 9075-9 (SQL/MED) определяется, как базы данных SQL должны работать с внешними источниками с учетом доступа как</text:span><text:span text:style-name="T6"><text:line-break/></text:span><text:span text:style-name="T6">на чтение, так и на запись.</text:span></text:p>
              <text:p text:style-name="P14"><text:span text:style-name="T6">Внешние данные представлены в PostgreSQL как таблицы, которые называются </text:span><text:span text:style-name="T13">внешними</text:span><text:span text:style-name="T6"> или </text:span><text:span text:style-name="T13">сторонними</text:span><text:span text:style-name="T6">. С ними можно работать при помощи обычных команд DML: INSERT, UPDATE, DELETE, SELECT, TRUNCATE, а также COPY. На внешние таблицы можно создавать триггеры, а для разграничения прав используются команды GRANT</text:span><text:span text:style-name="T6"><text:line-break/></text:span><text:span text:style-name="T6">и REVOKE.</text:span></text:p>
              <text:p text:style-name="P14"><text:span text:style-name="T6">Основное отличие внешних таблиц от обычных в том, что данные не хранятся в самой БД PostgreSQL, а загружаются из внешней системы (отправляются во внешнюю систему) при выполнении запросов.</text:span></text:p>
              <text:p text:style-name="P14"><text:span text:style-name="T6">Обертки сторонних данных могут быть весьма полезны как при одновременной работе с данными из разных источников, так и при миграции данных в PostgreSQL из других СУБД.</text:span></text:p>
              <text:p text:style-name="P14"><text:span text:style-name="T6">Поддержка внешних данных активно развивается, поскольку (вместе</text:span><text:span text:style-name="T6"><text:line-break/></text:span><text:span text:style-name="T6">с секционированием) является одним из компонентов для реализации шардинга: секции основной таблицы представляются внешними таблицами, физически находящимися на отдельных серверах.</text:span></text:p>
              <text:p text:style-name="P14"><text:span text:style-name="T14"><text:a xlink:href="https://postgrespro.ru/docs/postgresql/16/ddl-foreign-data" xlink:type="simple">https://postgrespro.ru/docs/postgresql/16/ddl-foreign-data</text:a></text:span></text:p>
              <text:p text:style-name="P14"><text:span text:style-name="T6">Данные из сторонних таблиц можно сохранять при логическом резервировании (используя ключ </text:span><text:span text:style-name="T15">--include-foreign-data</text:span><text:span text:style-name="T6"> утилиты pg_dump), однако при восстановлении из такой копии нужно учитывать доступность внешних серверов и их возможности по записи данных.</text:span></text:p>
              <text:p text:style-name="P15"><text:span text:style-name="T14"><text:a xlink:href="https://postgrespro.ru/docs/postgresql/16/app-pgdump" xlink:type="simple">https://postgrespro.ru/docs/postgresql/16/app-pgdump</text:a></text:span></text:p>
              <text:p text:style-name="P14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Компонент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1. Обертка сторонних данных</text:span></text:p>
                <text:list>
                  <text:list-item>
                    <text:p text:style-name="P17"><text:span text:style-name="T12">каков тип внешнего источника данных?</text:span></text:p>
                  </text:list-item>
                  <text:list-item>
                    <text:p text:style-name="P18"><text:span text:style-name="T12">postgres_fdw: внешний сервер PostgreSQL</text:span></text:p>
                  </text:list-item>
                </text:list>
              </text:list-item>
              <text:list-item>
                <text:p text:style-name="P11"><text:span text:style-name="T11"/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Чтобы настроить доступ к внешним данным, нужно создать несколько объектов базы данных.</text:span></text:p>
              <text:p text:style-name="P14"><text:span text:style-name="T6">Все начинается с </text:span><text:span text:style-name="T13">обертки сторонних данных</text:span><text:span text:style-name="T6"> (foreign data wrapper, FDW). Обертка определяет тип внешнего источника данных. Например, postgres_fdw реализует доступ к базам данных PostgreSQL, а file_fdw — доступ к файлам операционной системы.</text:span></text:p>
              <text:p text:style-name="P14"><text:span text:style-name="T14"><text:a xlink:href="https://postgrespro.ru/docs/postgresql/16/postgres-fdw" xlink:type="simple">https://postgrespro.ru/docs/postgresql/16/postgres-fdw</text:a></text:span></text:p>
              <text:p text:style-name="P14"><text:span text:style-name="T14"><text:a xlink:href="https://postgrespro.ru/docs/postgresql/16/sql-createforeigndatawrapper" xlink:type="simple">https://postgrespro.ru/docs/postgresql/16/sql-createforeigndatawrapper</text:a></text:span></text:p>
              <text:p text:style-name="P14"><text:span text:style-name="T14"/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Компонент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1. Обертка сторонних данных</text:span></text:p>
                <text:list>
                  <text:list-item>
                    <text:p text:style-name="P18"><text:span text:style-name="T12">каков тип внешнего источника данных?</text:span></text:p>
                  </text:list-item>
                </text:list>
              </text:list-item>
              <text:list-item>
                <text:p text:style-name="P11"><text:span text:style-name="T11">2. Внешний сервер</text:span></text:p>
                <text:list>
                  <text:list-item>
                    <text:p text:style-name="P17"><text:span text:style-name="T12">как подключиться к внешнему источнику?</text:span></text:p>
                  </text:list-item>
                  <text:list-item>
                    <text:p text:style-name="P17"><text:span text:style-name="T12">postgres_fdw: узел, порт, база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Следующий объект — </text:span><text:span text:style-name="T13">внешний сервер</text:span><text:span text:style-name="T6">. Сервер определяет, как подключаться к внешнему источнику данных.</text:span></text:p>
              <text:p text:style-name="P14"><text:span text:style-name="T6">Например, если источником является СУБД, то надо знать узел, порт, имя базы данных. (Но не имя пользователя и пароль. Эта информация появится чуть позже.)</text:span></text:p>
              <text:p text:style-name="P14"><text:span text:style-name="T6">Если требуется подключение к нескольким внешним источникам (одного типа, который определен оберткой), то для каждого из них нужно создать отдельный сервер.</text:span></text:p>
              <text:p text:style-name="P14"><text:span text:style-name="T14"><text:a xlink:href="https://postgrespro.ru/docs/postgresql/16/sql-createserver" xlink:type="simple">https://postgrespro.ru/docs/postgresql/16/sql-createserver</text:a></text:span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9" draw:text-style-name="P20" draw:layer="layout" svg:width="20.39cm" svg:height="3.159cm" svg:x="1.2cm" svg:y="0.737cm" presentation:class="title" presentation:user-transformed="true">
          <draw:text-box>
            <text:p><text:span text:style-name="T17">Компоненты</text:span></text:p>
          </draw:text-box>
        </draw:frame>
        <draw:frame presentation:style-name="pr4" draw:text-style-name="P9" draw:layer="layout" svg:width="25.6cm" svg:height="13.742cm" svg:x="1.2cm" svg:y="4.8cm" presentation:class="outline" presentation:user-transformed="true">
          <draw:text-box>
            <text:list text:style-name="L3">
              <text:list-item>
                <text:p text:style-name="P8"><text:span text:style-name="T18">1. Обертка сторонних данных</text:span></text:p>
                <text:list>
                  <text:list-item>
                    <text:p text:style-name="P18"><text:span text:style-name="T12">каков тип внешнего источника данных?</text:span></text:p>
                  </text:list-item>
                </text:list>
              </text:list-item>
              <text:list-item>
                <text:p text:style-name="P11"><text:span text:style-name="T11">2. Внешний сервер</text:span></text:p>
                <text:list>
                  <text:list-item>
                    <text:p text:style-name="P18"><text:span text:style-name="T12">как подключиться к внешнему источнику?</text:span></text:p>
                  </text:list-item>
                </text:list>
              </text:list-item>
              <text:list-item>
                <text:p text:style-name="P11"><text:span text:style-name="T11">3. Сопоставление ролей</text:span></text:p>
                <text:list>
                  <text:list-item>
                    <text:p text:style-name="P17"><text:span text:style-name="T12">как локальные роли связаны с разграничением доступа, используемым</text:span><text:span text:style-name="T12"><text:line-break/></text:span><text:span text:style-name="T12">внешним источником?</text:span></text:p>
                  </text:list-item>
                  <text:list-item>
                    <text:p text:style-name="P17"><text:span text:style-name="T12">postgres_fdw: и там, и там — обычные роли PostgreSQ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Далее следует </text:span><text:span text:style-name="T13">сопоставление ролей</text:span><text:span text:style-name="T6">.</text:span></text:p>
              <text:p text:style-name="P14"><text:span text:style-name="T6">Внешний источник может выполнять аутентификацию при подключении. В таких случаях необходимо определить, какие локальные роли могут подключаться к каким учетным записям на внешнем сервере.</text:span></text:p>
              <text:p text:style-name="P14"><text:span text:style-name="T6">Если используется аутентификация по паролю, то здесь же указывается и пароль.</text:span></text:p>
              <text:p text:style-name="P14"><text:span text:style-name="T6">Суперпользователь может разрешить обычным пользователям использовать подключение без пароля, установив параметр </text:span><text:span text:style-name="T15">password_required</text:span><text:span text:style-name="T6"> в значение false.</text:span></text:p>
              <text:p text:style-name="P14"><text:span text:style-name="T14"><text:a xlink:href="https://postgrespro.ru/docs/postgresql/16/sql-createusermapping" xlink:type="simple">https://postgrespro.ru/docs/postgresql/16/sql-createusermapping</text:a></text:span></text:p>
              <text:p text:style-name="P14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9" draw:text-style-name="P20" draw:layer="layout" svg:width="20.39cm" svg:height="3.159cm" svg:x="1.2cm" svg:y="0.737cm" presentation:class="title" presentation:user-transformed="true">
          <draw:text-box>
            <text:p><text:span text:style-name="T17">Компоненты</text:span></text:p>
          </draw:text-box>
        </draw:frame>
        <draw:frame presentation:style-name="pr4" draw:text-style-name="P9" draw:layer="layout" svg:width="25.6cm" svg:height="13.742cm" svg:x="1.2cm" svg:y="4.8cm" presentation:class="outline" presentation:user-transformed="true">
          <draw:text-box>
            <text:list text:style-name="L3">
              <text:list-item>
                <text:p text:style-name="P8"><text:span text:style-name="T18">1. Обертка сторонних данных</text:span></text:p>
                <text:list>
                  <text:list-item>
                    <text:p text:style-name="P18"><text:span text:style-name="T12">каков тип внешнего источника данных?</text:span></text:p>
                  </text:list-item>
                </text:list>
              </text:list-item>
              <text:list-item>
                <text:p text:style-name="P11"><text:span text:style-name="T11">2. Внешний сервер</text:span></text:p>
                <text:list>
                  <text:list-item>
                    <text:p text:style-name="P18"><text:span text:style-name="T12">как подключиться к внешнему источнику?</text:span></text:p>
                  </text:list-item>
                </text:list>
              </text:list-item>
              <text:list-item>
                <text:p text:style-name="P11"><text:span text:style-name="T11">3. Сопоставление ролей</text:span></text:p>
                <text:list>
                  <text:list-item>
                    <text:p text:style-name="P17"><text:span text:style-name="T12">как локальные роли связаны с ролями внешнего источника?</text:span></text:p>
                  </text:list-item>
                </text:list>
              </text:list-item>
              <text:list-item>
                <text:p text:style-name="P11"><text:span text:style-name="T11">4. Внешние таблицы</text:span></text:p>
                <text:list>
                  <text:list-item>
                    <text:p text:style-name="P17"><text:span text:style-name="T12">какова структура внешних данных?</text:span></text:p>
                  </text:list-item>
                  <text:list-item>
                    <text:p text:style-name="P17"><text:span text:style-name="T12">postgres_fdw: данные в обычных таблица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И, наконец, можно приступить к созданию </text:span><text:span text:style-name="T13">внешних таблиц</text:span><text:span text:style-name="T6">. Внешняя таблица определяет, как представить данные из внешнего источника</text:span><text:span text:style-name="T6"><text:line-break/></text:span><text:span text:style-name="T6">в виде обычной реляционной таблицы.</text:span></text:p>
              <text:p text:style-name="P14"><text:span text:style-name="T6">Для внешних таблиц можно добавлять ограничения целостности</text:span><text:span text:style-name="T6"><text:line-break/></text:span><text:span text:style-name="T6">NOT NULL и CHECK. Эти ограничения не будут применяться при выполнении команд, ведь в любом случае PostgreSQL не сможет обеспечить соблюдение ограничений на внешнем источнике.</text:span><text:span text:style-name="T6"><text:line-break/></text:span><text:span text:style-name="T6">Но планировщик может использовать информацию об ограничениях при построении плана выполнения запроса.</text:span></text:p>
              <text:p text:style-name="P14"><text:span text:style-name="T6">Обертка postgres_fdw для выборки данных использует пакетный режим, записи передаются пакетами, размер которых задается параметром сервера </text:span><text:span text:style-name="T15">fetch_size</text:span><text:span text:style-name="T6"> (по умолчанию 100 строк). Вставка (с помощью команд INSERT и COPY FROM) также использует пакетный режим,</text:span><text:span text:style-name="T6"><text:line-break/></text:span><text:span text:style-name="T6">за количество строк здесь отвечает параметр сервера </text:span><text:span text:style-name="T15">batch_size</text:span><text:span text:style-name="T6">.</text:span><text:span text:style-name="T6"><text:line-break/></text:span><text:span text:style-name="T6">Для изменения и удаления строк пакетный режим пока не реализован.</text:span></text:p>
              <text:p text:style-name="P14"><text:span text:style-name="T14"><text:a xlink:href="https://postgrespro.ru/docs/postgresql/16/sql-createforeigntable" xlink:type="simple">https://postgrespro.ru/docs/postgresql/16/sql-createforeigntable</text:a></text:span></text:p>
              <text:p text:style-name="P14"><text:span text:style-name="T14"><text:a xlink:href="https://postgrespro.ru/docs/postgresql/16/sql-importforeignschema" xlink:type="simple">https://postgrespro.ru/docs/postgresql/16/sql-importforeignschema</text:a></text:span></text:p>
              <text:p text:style-name="P14"><text:span text:style-name="T14"/></text:p>
              <text:p text:style-name="P14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0" draw:text-style-name="P20" draw:layer="layout" svg:width="20.39cm" svg:height="1.737cm" svg:x="1.2cm" svg:y="0.737cm" presentation:class="title" presentation:user-transformed="true">
          <draw:text-box>
            <text:p><text:span text:style-name="T17">Соединения и транзакции</text:span></text:p>
          </draw:text-box>
        </draw:frame>
        <draw:frame presentation:style-name="pr4" draw:text-style-name="P9" draw:layer="layout" svg:width="25.6cm" svg:height="13.742cm" svg:x="1.2cm" svg:y="4.8cm" presentation:class="outline" presentation:user-transformed="true">
          <draw:text-box>
            <text:list text:style-name="L3">
              <text:list-item>
                <text:p text:style-name="P8"><text:span text:style-name="T18">Удаленное соединение</text:span></text:p>
                <text:list>
                  <text:list-item>
                    <text:p text:style-name="P17"><text:span text:style-name="T12">открывается при первом обращении к внешним данным</text:span></text:p>
                  </text:list-item>
                  <text:list-item>
                    <text:p text:style-name="P21"><text:span text:style-name="T19">по умолчанию остается открытым до конца сеанса</text:span></text:p>
                  </text:list-item>
                  <text:list-item>
                    <text:p text:style-name="P22"><text:span text:style-name="T19">автоматически восстанавливается при разрыве</text:span></text:p>
                  </text:list-item>
                </text:list>
              </text:list-item>
              <text:list-item>
                <text:p text:style-name="P8"><text:span text:style-name="T11">Удаленная транзакция</text:span></text:p>
                <text:list>
                  <text:list-item>
                    <text:p text:style-name="P17"><text:span text:style-name="T12">фиксируется или прерывается автоматически, когда фиксируется</text:span><text:span text:style-name="T12"><text:line-break/></text:span><text:span text:style-name="T12">или прерывается локальная транзакция</text:span></text:p>
                  </text:list-item>
                  <text:list-item>
                    <text:p text:style-name="P17"><text:span text:style-name="T12">Repeatable Read для локальных транзакций уровней Read Committed</text:span><text:span text:style-name="T12"><text:line-break/></text:span><text:span text:style-name="T12">и Repeatable Read</text:span></text:p>
                  </text:list-item>
                  <text:list-item>
                    <text:p text:style-name="P17"><text:span text:style-name="T12">Serializable для локальных транзакций Serializable</text:span></text:p>
                  </text:list-item>
                  <text:list-item>
                    <text:p text:style-name="P17"><text:span text:style-name="T12">согласованность не гарантируется (нет двухфазной фиксации)</text:span></text:p>
                  </text:list-item>
                </text:list>
              </text:list-item>
              <text:list-item>
                <text:p text:style-name="P23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24" draw:layer="layout" svg:width="16.799cm" svg:height="15.476cm" svg:x="2.1cm" svg:y="14.107cm" presentation:class="notes" presentation:user-transformed="true">
            <draw:text-box>
              <text:p text:style-name="P14"><text:span text:style-name="T20">При работе с другой базой данных через postgres_fdw важно понимать, как происходит управление соединениями и транзакциями.</text:span></text:p>
              <text:p text:style-name="P14"><text:span text:style-name="T21">По умолчанию обертка postgres_fdw </text:span><text:span text:style-name="T20">автоматически открывает соединение при первом обращении к внешнему серверу (одно на каждую роль) и оставляет его открытым до конца локального сеанса. <text:s/>Если обертка обнаружит, что соединение разорвано, она автоматически попытается установить новое подключение.</text:span></text:p>
              <text:p text:style-name="P14"><text:span text:style-name="T20">Удаленные транзакции «привязаны» к локальным:</text:span></text:p>
              <text:list text:style-name="L1">
                <text:list-item>
                  <text:p text:style-name="P21"><text:span text:style-name="T20">расширение автоматически начинает удаленную транзакцию, когда локальная обращается к внешним данным;</text:span></text:p>
                </text:list-item>
                <text:list-item>
                  <text:p text:style-name="P21"><text:span text:style-name="T20">удаленная транзакция автоматически завершается с завершением локальной (фиксацией или обрывом).</text:span></text:p>
                </text:list-item>
              </text:list>
              <text:p text:style-name="P14"><text:span text:style-name="T20">Тем не менее, локальная и удаленная транзакции — это </text:span><text:span text:style-name="T22">разные</text:span><text:span text:style-name="T20"> транзакции, а не одна глобальная. Расширение postgres_fdw пока</text:span><text:span text:style-name="T20"><text:line-break/></text:span><text:span text:style-name="T20">не позволяет использовать двухфазную фиксацию, поэтому согласованность не гарантируется. Например, локальная транзакция может быть зафиксирована, а удаленная — нет из-за сетевого сбоя.</text:span></text:p>
              <text:p text:style-name="P14"><text:span text:style-name="T20">При фиксации транзакции, в которой участвуют несколько внешних серверов, подключенных через postgres_fdw, удаленные транзакции могут завершаться асинхронно, а не последовательно одна за другой. </text:span></text:p>
              <text:p text:style-name="P14"><text:span text:style-name="T14"><text:a xlink:href="https://postgrespro.ru/docs/postgresql/16/postgres-fdw#POSTGRES-FDW-CONNECTION-MANAGEMENT" xlink:type="simple">https://postgrespro.ru/docs/postgresql/16/postgres-fdw#POSTGRES-FDW-CONNECTION-MANAGEMENT</text:a></text:span></text:p>
              <text:p text:style-name="P14"><text:span text:style-name="T20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25" draw:layer="layout" svg:width="19.8cm" svg:height="1.741cm" svg:x="1.2cm" svg:y="0.737cm" presentation:class="title" presentation:user-transformed="true">
          <draw:text-box>
            <text:p><text:span text:style-name="T23">Сравнение с dblink</text:span></text:p>
          </draw:text-box>
        </draw:frame>
        <draw:frame presentation:style-name="pr4" draw:text-style-name="P2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6"><text:span text:style-name="T11"><text:s/></text:span><text:span text:style-name="T11"><text:tab/></text:span><text:span text:style-name="T11">postgres_fdw</text:span><text:span text:style-name="T11"><text:tab/></text:span><text:span text:style-name="T11">dblink</text:span></text:p>
              </text:list-item>
              <text:list-item>
                <text:p text:style-name="P27"><text:span text:style-name="T12">доступные команды SQL</text:span><text:span text:style-name="T12"><text:tab/></text:span><text:span text:style-name="T12">SELECT, INSERT, </text:span><text:span text:style-name="T12"><text:tab/></text:span><text:span text:style-name="T12">любые</text:span><text:span text:style-name="T12"><text:line-break/></text:span><text:span text:style-name="T12"><text:tab/></text:span><text:span text:style-name="T12">UPDATE, DELETE,</text:span><text:span text:style-name="T12"><text:line-break/></text:span><text:span text:style-name="T12"><text:tab/></text:span><text:span text:style-name="T12">TRUNCATE, COPY</text:span></text:p>
              </text:list-item>
              <text:list-item>
                <text:p text:style-name="P27"><text:span text:style-name="T12">совмещение в запросе</text:span><text:span text:style-name="T12"><text:tab/></text:span><text:span text:style-name="T12">да</text:span><text:span text:style-name="T12"><text:tab/></text:span><text:span text:style-name="T12">сложно</text:span><text:span text:style-name="T12"><text:line-break/></text:span><text:span text:style-name="T12">локальных и внешних данных</text:span></text:p>
              </text:list-item>
              <text:list-item>
                <text:p text:style-name="P27"><text:span text:style-name="T12">управление соединением</text:span><text:span text:style-name="T12"><text:tab/></text:span><text:span text:style-name="T12">автоматическое</text:span><text:span text:style-name="T12"><text:tab/></text:span><text:span text:style-name="T12">ручное</text:span></text:p>
              </text:list-item>
              <text:list-item>
                <text:p text:style-name="P27"><text:span text:style-name="T12">управление транзакциями</text:span><text:span text:style-name="T12"><text:tab/></text:span><text:span text:style-name="T12">автоматическое</text:span><text:span text:style-name="T12"><text:tab/></text:span><text:span text:style-name="T12">ручное</text:span></text:p>
              </text:list-item>
              <text:list-item>
                <text:p text:style-name="P27"><text:span text:style-name="T12">глобальные транзакции</text:span><text:span text:style-name="T12"><text:tab/></text:span><text:span text:style-name="T12">нет</text:span><text:span text:style-name="T12"><text:tab/></text:span><text:span text:style-name="T12">нет</text:span></text:p>
              </text:list-item>
              <text:list-item>
                <text:p text:style-name="P27"><text:span text:style-name="T12">стандартизованный способ</text:span><text:span text:style-name="T12"><text:tab/></text:span><text:span text:style-name="T12">да</text:span><text:span text:style-name="T12"><text:tab/></text:span><text:span text:style-name="T12">нет</text:span></text:p>
              </text:list-item>
              <text:list-item>
                <text:p text:style-name="P27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В теме «Фоновые процессы» рассматривалось расширение dblink, которое предназначено для выполнения запросов на удаленном сервере PostgreSQL и предоставляет возможности, схожие</text:span><text:span text:style-name="T6"><text:line-break/></text:span><text:span text:style-name="T6">с возможностями postgres_fdw.</text:span></text:p>
              <text:p text:style-name="P14"><text:span text:style-name="T24">Обертка postgres_fdw позволяет выполнять ограниченный набор команд SQL, но в большинстве случаев более удобна: она сама управляет соединениями и транзакциями («привязывая» их</text:span><text:span text:style-name="T24"><text:line-break/></text:span><text:span text:style-name="T24">к локальному соединению и транзакции). Обертка позволяет использовать в одном запросе как локальные, так и внешние </text:span><text:span text:style-name="T6">данные;</text:span><text:span text:style-name="T6"><text:line-break/></text:span><text:span text:style-name="T6">при этом автоматически формируется распределенный план выполнения запроса. Синтаксис доступа к данным определяется стандартом SQL.</text:span></text:p>
              <text:p text:style-name="P14"><text:span text:style-name="T6">Зато расширение dblink позволяет выполнять любые команды SQL.</text:span><text:span text:style-name="T6"><text:line-break/></text:span><text:span text:style-name="T6">В некоторых случаях может быть нужным управлять соединениями</text:span><text:span text:style-name="T6"><text:line-break/></text:span><text:span text:style-name="T6">и транзакциями вручную.</text:span></text:p>
              <text:p text:style-name="P14"><text:span text:style-name="T6">Однако оба способа не предоставляют глобальных (распределенных) транзакций.</text:span></text:p>
              <text:p text:style-name="P14"><text:span text:style-name="T6">Таким образом, для доступа к внешним данным PostgreSQL в большинстве случаев следует выбирать postgres_fdw. Расширение dblink стоит использовать, если нужны возможности, которые не предоставляет обертка сторонних данных.</text:span></text:p>
              <text:p text:style-name="P14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Расширение file_fdw</text:span></text:p>
          </draw:text-box>
        </draw:frame>
        <draw:frame presentation:style-name="pr4" draw:text-style-name="P9" draw:layer="layout" svg:width="25.6cm" svg:height="13.742cm" svg:x="1.2cm" svg:y="4.8cm" presentation:class="outline" presentation:user-transformed="true">
          <draw:text-box>
            <text:list text:style-name="L3">
              <text:list-item>
                <text:p text:style-name="P8"><text:span text:style-name="T18">1. Обертка сторонних данных</text:span></text:p>
                <text:list>
                  <text:list-item>
                    <text:p text:style-name="P17"><text:span text:style-name="T12">тип внешнего источника — текстовый файл с разделителями</text:span></text:p>
                  </text:list-item>
                </text:list>
              </text:list-item>
              <text:list-item>
                <text:p text:style-name="P11"><text:span text:style-name="T11">2. Внешний сервер</text:span></text:p>
                <text:list>
                  <text:list-item>
                    <text:p text:style-name="P18"><text:span text:style-name="T12">как подключиться — не требуется дополнительной информации</text:span></text:p>
                  </text:list-item>
                </text:list>
              </text:list-item>
              <text:list-item>
                <text:p text:style-name="P11"><text:span text:style-name="T11">3. Сопоставление ролей</text:span></text:p>
                <text:list>
                  <text:list-item>
                    <text:p text:style-name="P18"><text:span text:style-name="T12">не имеет смысла, т. к. во внешнем источнике нет ролей</text:span></text:p>
                  </text:list-item>
                </text:list>
              </text:list-item>
              <text:list-item>
                <text:p text:style-name="P11"><text:span text:style-name="T11">4. Внешние таблицы</text:span></text:p>
                <text:list>
                  <text:list-item>
                    <text:p text:style-name="P17"><text:span text:style-name="T12">структура данных — описание полей файла в виде столбцов таблиц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Еще одну обертку сторонних данных предоставляет расширение file_fdw, предназначенное для доступа к файлам в файловой системе сервера PostgreSQL.</text:span></text:p>
              <text:p text:style-name="P14"><text:span text:style-name="T6">Доступ возможен только на чтение и выполняется с помощью того же механизма, что и SQL-команда COPY.</text:span></text:p>
              <text:p text:style-name="P29"><text:span text:style-name="T14"><text:a xlink:href="https://postgrespro.ru/docs/postgresql/16/file-fdw" xlink:type="simple">https://postgrespro.ru/docs/postgresql/16/file-fdw</text:a></text:span></text:p>
              <text:p text:style-name="P29"><text:span text:style-name="T6"/></text:p>
              <text:p text:style-name="P14"><text:span text:style-name="T6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Другие доступные обертк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1"><text:span text:style-name="T11">Базы данных</text:span></text:p>
                <text:list>
                  <text:list-item>
                    <text:p text:style-name="P12"><text:span text:style-name="T12">ODBC, JDBC</text:span></text:p>
                  </text:list-item>
                  <text:list-item>
                    <text:p text:style-name="P13"><text:span text:style-name="T12">различные реляционные и NoSQL СУБД</text:span></text:p>
                  </text:list-item>
                </text:list>
              </text:list-item>
              <text:list-item>
                <text:p text:style-name="P8"><text:span text:style-name="T11">Файлы различных форматов</text:span></text:p>
              </text:list-item>
              <text:list-item>
                <text:p text:style-name="P8"><text:span text:style-name="T11">Геоданные и научные данные</text:span></text:p>
              </text:list-item>
              <text:list-item>
                <text:p text:style-name="P11"><text:span text:style-name="T11">Веб-ресурсы</text:span></text:p>
                <text:list>
                  <text:list-item>
                    <text:p text:style-name="P12"><text:span text:style-name="T12">стандартные протоколы (RSS, IMAP, WWW...)</text:span></text:p>
                  </text:list-item>
                  <text:list-item>
                    <text:p text:style-name="P13"><text:span text:style-name="T12">для различных сайтов</text:span></text:p>
                  </text:list-item>
                </text:list>
              </text:list-item>
              <text:list-item>
                <text:p text:style-name="P11"><text:span text:style-name="T11">Можно написать собственную обертку</text:span></text:p>
                <text:list>
                  <text:list-item>
                    <text:p text:style-name="P12"><text:span text:style-name="T12">на C или Python (с помощью расширения Multicorn)</text:span></text:p>
                  </text:list-item>
                </text:list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user-transformed="true">
            <draw:text-box>
              <text:p text:style-name="P14"><text:span text:style-name="T6">Рассмотренные обертки сторонних данных, file_fdw и postgres_fdw, поставляются вместе с PostgreSQL в виде contrib-модулей.</text:span></text:p>
              <text:p text:style-name="P29"><text:span text:style-name="T6">Помимо этого существует множество других оберток, которые предоставляют доступ ко многим популярным базам данных и не только. Информацию о них можно получить:</text:span></text:p>
              <text:list text:style-name="L1">
                <text:list-item>
                  <text:p text:style-name="P30"><text:span text:style-name="T6">на страничке wiki: </text:span><text:span text:style-name="T14"><text:a xlink:href="https://wiki.postgresql.org/wiki/Fdw" xlink:type="simple">https://wiki.postgresql.org/wiki/Fdw</text:a></text:span></text:p>
                </text:list-item>
                <text:list-item>
                  <text:p text:style-name="P31"><text:span text:style-name="T6">на сайте PGXN: </text:span><text:span text:style-name="T14"><text:a xlink:href="http://pgxn.org/tag/fdw/" xlink:type="simple">http://pgxn.org/tag/fdw/</text:a></text:span></text:p>
                </text:list-item>
              </text:list>
              <text:p text:style-name="P32"><text:span text:style-name="T6"/></text:p>
              <text:p text:style-name="P32"><text:span text:style-name="T6">Если нужную обертку не удалось найти, то ее можно написать самостоятельно. Для этого потребуется язык C:</text:span></text:p>
              <text:p text:style-name="P14"><text:span text:style-name="T14"><text:a xlink:href="https://postgrespro.ru/docs/postgresql/16/fdwhandler" xlink:type="simple">https://postgrespro.ru/docs/postgresql/16/fdwhandler</text:a></text:span></text:p>
              <text:p text:style-name="P14"><text:span text:style-name="T6">Другой вариант — воспользоваться расширением Multicorn</text:span><text:span text:style-name="T6"><text:line-break/></text:span><text:span text:style-name="T6">(</text:span><text:span text:style-name="T14"><text:a xlink:href="https://multicorn.org/" xlink:type="simple">https://multicorn.org/</text:a></text:span><text:span text:style-name="T6">), которое позволяет написать обертку на языке Python.</text:span></text:p>
              <text:p text:style-name="P14"><text:span text:style-name="T6"/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25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1"><text:span text:style-name="T18">Обертки сторонних данных — стандартный способ работы с данными любых внешних источников</text:span></text:p>
                <text:list>
                  <text:list-item>
                    <text:p text:style-name="P12"><text:span text:style-name="T25">доступ к PostgreSQL и файлам «из коробки»</text:span></text:p>
                  </text:list-item>
                  <text:list-item>
                    <text:p text:style-name="P13"><text:span text:style-name="T25">есть реализации оберток для огромного числа систем</text:span></text:p>
                  </text:list-item>
                </text:list>
              </text:list-item>
              <text:list-item>
                <text:p text:style-name="P11"><text:span text:style-name="T11">Альтернатива — расширение dblink для выполнения произвольных запросов на удаленном сервере PostgreSQ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10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35" draw:layer="layout" svg:width="25.6cm" svg:height="14.4cm" svg:x="1.2cm" svg:y="4.8cm" presentation:class="outline">
          <draw:text-box>
            <text:list text:style-name="L4">
              <text:list-item>
                <text:p text:style-name="P34"><text:span text:style-name="T26">Поставщик информирует магазин о новинках книжного рынка, предоставляя CSV-файл определенного формата.</text:span><text:span text:style-name="T26"><text:line-break/></text:span><text:span text:style-name="T26">Загрузите информацию из файла new_books.csv, расположенного в домашнем каталоге пользователя student,</text:span><text:span text:style-name="T26"><text:line-break/></text:span><text:span text:style-name="T26">в таблицы базы данных. Формат файла описан</text:span><text:span text:style-name="T26"><text:line-break/></text:span><text:span text:style-name="T26">в комментариях к слайду.</text:span><text:span text:style-name="T26"><text:line-break/></text:span><text:span text:style-name="T27"> </text:span><text:span text:style-name="T26"><text:line-break/></text:span><text:span text:style-name="T26">Учтите, что авторы, указанные в файле, могут уже существовать в базе данных, но в файле могут быть допущены опечатки.</text:span></text:p>
              </text:list-item>
              <text:list-item>
                <text:p text:style-name="P34"><text:span text:style-name="T26">Проверьте в приложении, что новые книги успешно переданы на логическую реплику, и для них работает полнотекстовый поиск.</text:span></text:p>
              </text:list-item>
            </text:list>
          </draw:text-box>
        </draw:frame>
        <draw:g draw:name="book" draw:style-name="gr4">
          <draw:custom-shape draw:style-name="gr5" draw:text-style-name="P36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37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37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36" draw:layer="layout" svg:width="1.309cm" svg:height="0.703cm" draw:transform="rotate (1.5707963267949) translate (9.66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37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7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37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37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3" draw:text-style-name="P39" draw:layer="layout" svg:width="16.799cm" svg:height="15.121cm" svg:x="2.1cm" svg:y="14.107cm" presentation:class="notes" presentation:user-transformed="true">
            <draw:text-box>
              <text:p text:style-name="P14"><text:span text:style-name="T20">1. CSV-файл содержит следующие поля:</text:span></text:p>
              <text:list text:style-name="L1">
                <text:list-item>
                  <text:p text:style-name="P38"><text:span text:style-name="T20">фамилия автора;</text:span></text:p>
                </text:list-item>
                <text:list-item>
                  <text:p text:style-name="P38"><text:span text:style-name="T20">имя автора;</text:span></text:p>
                </text:list-item>
                <text:list-item>
                  <text:p text:style-name="P38"><text:span text:style-name="T20">отчество автора;</text:span></text:p>
                </text:list-item>
                <text:list-item>
                  <text:p text:style-name="P38"><text:span text:style-name="T20">название книги;</text:span></text:p>
                </text:list-item>
                <text:list-item>
                  <text:p text:style-name="P38"><text:span text:style-name="T20">формат издания;</text:span></text:p>
                </text:list-item>
                <text:list-item>
                  <text:p text:style-name="P38"><text:span text:style-name="T20">количество страниц;</text:span></text:p>
                </text:list-item>
                <text:list-item>
                  <text:p text:style-name="P38"><text:span text:style-name="T20">ISBN;</text:span></text:p>
                </text:list-item>
                <text:list-item>
                  <text:p text:style-name="P38"><text:span text:style-name="T20">аннотация;</text:span></text:p>
                </text:list-item>
                <text:list-item>
                  <text:p text:style-name="P38"><text:span text:style-name="T20">издательство;</text:span></text:p>
                </text:list-item>
                <text:list-item>
                  <text:p text:style-name="P38"><text:span text:style-name="T20">год выпуска;</text:span></text:p>
                </text:list-item>
                <text:list-item>
                  <text:p text:style-name="P38"><text:span text:style-name="T20">гарнитура;</text:span></text:p>
                </text:list-item>
                <text:list-item>
                  <text:p text:style-name="P38"><text:span text:style-name="T20">номер издания;</text:span></text:p>
                </text:list-item>
                <text:list-item>
                  <text:p text:style-name="P38"><text:span text:style-name="T20">серия;</text:span></text:p>
                </text:list-item>
                <text:list-item>
                  <text:p text:style-name="P21"><text:span text:style-name="T20">имя файла с обложкой (файл находится в каталоге covers).</text:span></text:p>
                </text:list-item>
              </text:list>
              <text:p text:style-name="P14"><text:span text:style-name="T20">Если у книги несколько авторов, то они следуют в файле в том порядке, в котором указаны в выходных сведениях. При этом для второго</text:span><text:span text:style-name="T20"><text:line-break/></text:span><text:span text:style-name="T20">и следующих авторов все поля, относящиеся к книге — пустые.</text:span></text:p>
              <text:p text:style-name="P14"><text:span text:style-name="T20">Воспользуйтесь расширением file_fdw, указав для файла формат CSV.</text:span></text:p>
              <text:p text:style-name="P14"><text:span text:style-name="T20">Для борьбы с опечатками вспомните про расширение pg_trgm,</text:span><text:span text:style-name="T20"><text:line-break/></text:span><text:span text:style-name="T20">с которым вы познакомились в практике к теме «Классы операторов».</text:span></text:p>
              <text:p text:style-name="P14"><text:span text:style-name="T20"/></text:p>
              <text:p text:style-name="P14"><text:span text:style-name="T20">2. Логическая реплика с подпиской на изменения книг настраивалась</text:span><text:span text:style-name="T20"><text:line-break/></text:span><text:span text:style-name="T20">в задании к теме «Логическая репликация».</text:span></text:p>
            </draw:text-box>
          </draw:frame>
        </presentation:notes>
      </draw:page>
      <draw:page draw:name="page20" draw:style-name="dp1" draw:master-page-name="master" presentation:presentation-page-layout-name="AL1T1"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4" draw:text-style-name="P40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34"><text:span text:style-name="T26">В двух разных базах данных находятся две таблицы</text:span><text:span text:style-name="T26"><text:line-break/></text:span><text:span text:style-name="T26">с одинаковым набором столбцов. Выведите строки, которые присутствуют в первой таблице, но отсутствуют во второй.</text:span><text:span text:style-name="T26"><text:line-break/></text:span><text:span text:style-name="T26">Решите задачу с помощью postgres_fdw и с помощью dblink и сравните два способа.</text:span></text:p>
              </text:list-item>
              <text:list-item>
                <text:p text:style-name="P34"><text:span text:style-name="T26">Как можно проверить, какой уровень изоляции использует обертка postgres_fdw и как она управляет соединениями</text:span><text:span text:style-name="T26"><text:line-break/></text:span><text:span text:style-name="T26">и транзакциями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5" draw:text-style-name="P41" draw:layer="layout" svg:width="16.799cm" svg:height="13.364cm" svg:x="2.1cm" svg:y="14.107cm" presentation:class="notes" presentation:user-transformed="true">
            <draw:text-box>
              <text:p text:style-name="P21"><text:span text:style-name="T28">1. Расширение dblink демонстрировалось в теме «Фоновые процессы».</text:span></text:p>
              <text:p text:style-name="P21"><text:span text:style-name="T28"/></text:p>
              <text:p text:style-name="P21"><text:span text:style-name="T28">2. Настройте на втором сервере журнал сообщений таким образом, чтобы в него записывалась информация:</text:span></text:p>
              <text:list text:style-name="L1">
                <text:list-item>
                  <text:p text:style-name="P21"><text:span text:style-name="T28">о подключениях (</text:span><text:span text:style-name="T29">log_connections</text:span><text:span text:style-name="T28">);</text:span></text:p>
                </text:list-item>
                <text:list-item>
                  <text:p text:style-name="P21"><text:span text:style-name="T28">отключениях (</text:span><text:span text:style-name="T29">log_disconnections</text:span><text:span text:style-name="T28">);</text:span></text:p>
                </text:list-item>
                <text:list-item>
                  <text:p text:style-name="P21"><text:span text:style-name="T28">выполняемых командах (</text:span><text:span text:style-name="T29">log_statement</text:span><text:span text:style-name="T28">).</text:span></text:p>
                </text:list-item>
              </text:list>
              <text:p text:style-name="P21"><text:span text:style-name="T28">Обратитесь к таблице на втором сервере с помощью postgres_fdw</text:span><text:span text:style-name="T28"><text:line-break/></text:span><text:span text:style-name="T28">и проверьте, что попало в журнал сообщений.</text:span></text:p>
              <text:p text:style-name="P21"><text:span text:style-name="T2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ans5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 style:writing-mode="lr-tb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5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fo:min-height="1.857cm" loext:decorative="false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gr7" style:family="graphic" style:parent-style-name="standard">
      <style:graphic-properties draw:stroke="none" draw:fill="none" draw:fill-color="#ffffff" fo:min-height="1.73cm" loext:decorative="fals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9" style:family="graphic" style:parent-style-name="standard">
      <style:graphic-properties draw:stroke="none" draw:fill="none" draw:fill-color="#ffffff" fo:min-height="13.114cm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draw:style-name="Mgr5" draw:text-style-name="MP9" draw:layer="backgroundobjects" svg:width="25.199cm" svg:height="2.107cm" svg:x="1.4cm" svg:y="15.086cm">
        <draw:text-box>
          <text:p/>
        </draw:text-box>
      </draw:frame>
      <draw:custom-shape draw:style-name="Mgr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25.24cm" svg:height="1.98cm" svg:x="1.43cm" svg:y="0.76cm">
        <draw:text-box>
          <text:p/>
        </draw:text-box>
      </draw:frame>
      <draw:frame draw:style-name="Mgr8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FE9B9AC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9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6H37M58S</meta:editing-duration>
    <meta:editing-cycles>179</meta:editing-cycles>
    <meta:generator>LibreOffice/24.2.6.2$Linux_X86_64 LibreOffice_project/420$Build-2</meta:generator>
    <dc:date>2024-12-12T15:53:10.972360949</dc:date>
    <meta:document-statistic meta:object-count="130"/>
    <meta:template xlink:type="simple" xlink:actuate="onRequest" xlink:title="master" xlink:href="../../../../../.config/libreoffice/4/user/template/master.otp" meta:date="2015-06-03T14:43:56.815095550"/>
  </office:meta>
</office:document-meta>
</file>